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Users Table Data</text:p>
      <text:p text:style-name="Standard">INSERT INTO users (username, password) VALUES</text:p>
      <text:p text:style-name="Standard">('alberteinstein', 'relativity'),</text:p>
      <text:p text:style-name="Standard">('moses', 'exodus'),</text:p>
      <text:p text:style-name="Standard">('leonardodavinci', 'renaissance'),</text:p>
      <text:p text:style-name="Standard">('michaeljordan', 'goat'),</text:p>
      <text:p text:style-name="Standard">('joanofarc', 'courage');</text:p>
      <text:p text:style-name="Standard"/>
      <text:p text:style-name="Standard">-- Question_Answers Table Data</text:p>
      <text:p text:style-name="Standard">INSERT INTO question_answers (user_id, question, answer) VALUES</text:p>
      <text:p text:style-name="Standard">(1, 'What inspired your theory of relativity?', 'My fascination with the nature of light and space led me to formulate the theory of relativity.'),</text:p>
      <text:p text:style-name="Standard">(1, 'What is your favorite scientific discovery?', 'The photoelectric effect, which laid the foundation for quantum theory.'),</text:p>
      <text:p text:style-name="Standard">(1, 'Where did you conduct your most groundbreaking research?', 'At the Swiss Patent Office in Bern while working as a patent examiner.'),</text:p>
      <text:p text:style-name="Standard">(1, 'What were your contributions to theoretical physics?', 'Developing the theory of general relativity and the mass-energy equivalence equation E=mc².'),</text:p>
      <text:p text:style-name="Standard">(1, 'Where were you born and raised?', 'I was born in Ulm, in the Kingdom of Württemberg, German Empire, and grew up in Munich.'),</text:p>
      <text:p text:style-name="Standard"/>
      <text:p text:style-name="Standard">(2, 'What inspired your leadership?', 'The call from God to lead the Israelites out of slavery in Egypt.'),</text:p>
      <text:p text:style-name="Standard">(2, 'What is your most memorable moment?', 'Parting the Red Sea to escape from Pharaoh''s army.'),</text:p>
      <text:p text:style-name="Standard">(2, 'Where did you receive the Ten Commandments?', 'On Mount Sinai, after spending 40 days and nights fasting.'),</text:p>
      <text:p text:style-name="Standard">(2, 'What were your struggles during the Exodus?', 'Leading the Israelites through the desert for 40 years and facing challenges from within the community.'),</text:p>
      <text:p text:style-name="Standard">(2, 'Where did you die and where were you buried?', 'I died on Mount Nebo, overlooking the Promised Land, and my burial place is unknown.'),</text:p>
      <text:p text:style-name="Standard"/>
      <text:p text:style-name="Standard">(3, 'What inspired your diverse range of talents?', 'My insatiable curiosity and desire to understand the world around me.'),</text:p>
      <text:p text:style-name="Standard">(3, 'What is your most famous painting?', 'The Mona Lisa, which embodies my mastery of sfumato and chiaroscuro techniques.'),</text:p>
      <text:p text:style-name="Standard">(3, 'What is your favorite scientific discovery?', 'My anatomical studies, which advanced the understanding of human anatomy.'),</text:p>
      <text:p text:style-name="Standard">(3, 'Where did you study and apprentice as an artist?', 'I studied under Andrea del Verrocchio in Florence and later worked in Milan under Ludovico Sforza.'),</text:p>
      <text:p text:style-name="Standard">(3, 'Where did you die and where are you buried?', 'I died in Amboise, France, and I am buried in the Chapel of Saint-Hubert at the Château d''Amboise.'),</text:p>
      <text:p text:style-name="Standard"/>
      <text:p text:style-name="Standard">(4, 'What drove your pursuit of excellence in basketball?', 'My relentless work ethic and competitive drive to be the best.'),</text:p>
      <text:p text:style-name="Standard">(4, 'What is your most memorable basketball moment?', 'Winning six NBA championships with the Chicago Bulls.'),</text:p>
      <text:p text:style-name="Standard">(4, 'Where did you develop your basketball skills?', 'On the courts of Wilmington, North Carolina, and later at the University of North Carolina.'),</text:p>
      <text:p text:style-name="Standard">(4, 'What were your achievements beyond basketball?', 'I also had a successful career in baseball and made significant contributions to philanthropy and social justice.'),</text:p>
      <text:p text:style-name="Standard"><text:soft-page-break/>(4, 'Where were you born and raised?', 'I was born in Brooklyn, New York, and raised in Wilmington, North Carolina.'),</text:p>
      <text:p text:style-name="Standard"/>
      <text:p text:style-name="Standard">(5, 'What inspired your courage and determination?', 'The divine messages I received urging me to save France from English domination.'),</text:p>
      <text:p text:style-name="Standard">(5, 'What is your most significant achievement?', 'Leading the French army to victory at the Siege of Orléans.'),</text:p>
      <text:p text:style-name="Standard">(5, 'Where did you receive your visions?', 'In the fields around my home in Domrémy, France.'),</text:p>
      <text:p text:style-name="Standard">(5, 'What were your trials and interrogations?', 'I faced accusations of heresy and was put on trial by ecclesiastical authorities.'),</text:p>
      <text:p text:style-name="Standard">(5, 'Where were you captured and how did you die?', 'I was captured by the Burgundians in Compiègne and later burned at the stake in Rouen.');</text:p>
      <text:p text:style-name="Standard"/>
      <text:p text:style-name="Standard">-- Users Table Data</text:p>
      <text:p text:style-name="Standard">INSERT INTO users (username, password) VALUES</text:p>
      <text:p text:style-name="Standard">('nelsonmandela', 'freedom'),</text:p>
      <text:p text:style-name="Standard">('beethoven', 'symphony'),</text:p>
      <text:p text:style-name="Standard">('picasso', 'artistic'),</text:p>
      <text:p text:style-name="Standard">('stevejobs', 'innovation'),</text:p>
      <text:p text:style-name="Standard">('hypatia', 'wisdom');</text:p>
      <text:p text:style-name="Standard"/>
      <text:p text:style-name="Standard">-- Question_Answers Table Data</text:p>
      <text:p text:style-name="Standard">INSERT INTO question_answers (user_id, question, answer) VALUES</text:p>
      <text:p text:style-name="Standard">(6, 'What motivated your fight against apartheid?', 'The injustice and inequality faced by black South Africans under apartheid rule.'),</text:p>
      <text:p text:style-name="Standard">(6, 'What is your most significant achievement?', 'Leading the struggle against apartheid and becoming South Africa''s first black president.'),</text:p>
      <text:p text:style-name="Standard">(6, 'Where did you spend 27 years in prison?', 'Robben Island and other prisons in South Africa.'),</text:p>
      <text:p text:style-name="Standard">(6, 'What were your efforts for reconciliation and peace?', 'I established the Truth and Reconciliation Commission to address the crimes of apartheid and promote healing.'),</text:p>
      <text:p text:style-name="Standard">(6, 'Where were you born and raised?', 'I was born in Mvezo, a village in the Eastern Cape province of South Africa, and raised in Qunu.'),</text:p>
      <text:p text:style-name="Standard"/>
      <text:p text:style-name="Standard">(7, 'What inspired your compositions?', 'The beauty of nature, human emotions, and the quest for meaning.'),</text:p>
      <text:p text:style-name="Standard">(7, 'What is your most famous symphony?', 'Symphony No. 9 in D minor, known as the "Choral Symphony."'),</text:p>
      <text:p text:style-name="Standard">(7, 'Where did you compose some of your greatest works?', 'In Vienna, where I lived for most of my life.'),</text:p>
      <text:p text:style-name="Standard">(7, 'What were your struggles with hearing loss?', 'I began losing my hearing in my late twenties, but continued to compose music despite increasing deafness.'),</text:p>
      <text:p text:style-name="Standard">(7, 'Where were you born and raised?', 'I was born in Bonn, then the Electorate of Cologne, and raised in a musical family.'),</text:p>
      <text:p text:style-name="Standard"/>
      <text:p text:style-name="Standard">(8, 'What inspired your innovative art style?', 'My desire to challenge traditional artistic conventions and express my inner world.'),</text:p>
      <text:p text:style-name="Standard">(8, 'What is your most famous painting?', 'Guernica, which depicts the horrors of war and the suffering of innocent civilians.'),</text:p>
      <text:p text:style-name="Standard"><text:soft-page-break/>(8, 'Where did you draw inspiration for your artwork?', 'Influences from African, Iberian, and classical art, as well as personal experiences.'),</text:p>
      <text:p text:style-name="Standard">(8, 'What were your contributions to modern art?', 'I co-founded the Cubist movement and pioneered collage and constructed sculpture techniques.'),</text:p>
      <text:p text:style-name="Standard">(8, 'Where were you born and raised?', 'I was born in Málaga, Spain, and raised in various cities in Spain and France.'),</text:p>
      <text:p text:style-name="Standard"/>
      <text:p text:style-name="Standard">(9, 'What motivated your pursuit of technological innovation?', 'My passion for creating products that would enrich people''s lives and change the world.'),</text:p>
      <text:p text:style-name="Standard">(9, 'What is your most iconic creation?', 'The iPhone, which revolutionized the smartphone industry and modernized communication.'),</text:p>
      <text:p text:style-name="Standard">(9, 'Where did you establish your groundbreaking company?', 'In a garage in Los Altos, California, along with Steve Wozniak and Ronald Wayne.'),</text:p>
      <text:p text:style-name="Standard">(9, 'What were your principles of design?', 'Simplicity, elegance, and user-friendliness were the cornerstones of my design philosophy.'),</text:p>
      <text:p text:style-name="Standard">(9, 'Where were you born and raised?', 'I was born in San Francisco and raised in Mountain View, California.'),</text:p>
      <text:p text:style-name="Standard"/>
      <text:p text:style-name="Standard">(10, 'What motivated your pursuit of knowledge?', 'The quest for wisdom and understanding in a male-dominated society.'),</text:p>
      <text:p text:style-name="Standard">(10, 'What is your most notable achievement?', 'Advancing mathematics, astronomy, and philosophy during the Hellenistic period.'),</text:p>
      <text:p text:style-name="Standard">(10, 'Where did you teach philosophy and mathematics?', 'In Alexandria, Egypt, at the renowned Library of Alexandria.'),</text:p>
      <text:p text:style-name="Standard">(10, 'What were your contributions to mathematics?', 'I made significant contributions to geometry, algebra, and astronomy.'),</text:p>
      <text:p text:style-name="Standard">(10, 'Where were you born and raised?', 'I was born in Alexandria, Egypt, and raised in a wealthy and scholarly family.');</text:p>
      <text:p text:style-name="Standard"/>
      <text:p text:style-name="Standard">-- Users Table Data</text:p>
      <text:p text:style-name="Standard">INSERT INTO users (username, password) VALUES</text:p>
      <text:p text:style-name="Standard">('bobmarley', 'reggae');</text:p>
      <text:p text:style-name="Standard"/>
      <text:p text:style-name="Standard">-- Question_Answers Table Data</text:p>
      <text:p text:style-name="Standard">INSERT INTO question_answers (user_id, question, answer) VALUES</text:p>
      <text:p text:style-name="Standard">(11, 'What inspired your music?', 'The struggles and aspirations of the Jamaican people, as well as my Rastafarian faith.'),</text:p>
      <text:p text:style-name="Standard">(11, 'What is your most iconic song?', 'One Love, which promotes unity and peace among all people.'),</text:p>
      <text:p text:style-name="Standard">(11, 'Where did you gain international recognition?', 'Through my performances and recordings with The Wailers, which popularized reggae music worldwide.'),</text:p>
      <text:p text:style-name="Standard">(11, 'What were your contributions to reggae music?', 'I infused reggae with elements of ska and rocksteady, creating a distinctive sound that resonated with audiences globally.'),</text:p>
      <text:p text:style-name="Standard">(11, 'Where were you born and raised?', 'I was born in Nine Mile, Jamaica, and raised in the Trenchtown neighborhood of Kingston.');<text:line-break/></text:p>
      <text:p text:style-name="Standard"/>
      <text:p text:style-name="Standard"/>
      <text:p text:style-name="Standard"/>
      <text:p text:style-name="Standard">-- Users Table Data</text:p>
      <text:p text:style-name="Standard"><text:soft-page-break/>INSERT INTO users (username, password) VALUES</text:p>
      <text:p text:style-name="Standard">('user1', 'password1'),</text:p>
      <text:p text:style-name="Standard">('user2', 'password2'),</text:p>
      <text:p text:style-name="Standard">('user3', 'password3'),</text:p>
      <text:p text:style-name="Standard">('user4', 'password4'),</text:p>
      <text:p text:style-name="Standard">('user5', 'password5');</text:p>
      <text:p text:style-name="Standard"/>
      <text:p text:style-name="Standard">-- Question_Answers Table Data</text:p>
      <text:p text:style-name="Standard">INSERT INTO question_answers (user_id, question, answer) VALUES</text:p>
      <text:p text:style-name="Standard">(1, 'What is your favorite childhood memory?', 'Going fishing with my grandfather'),</text:p>
      <text:p text:style-name="Standard">(1, 'What is your favorite food?', 'Homemade apple pie'),</text:p>
      <text:p text:style-name="Standard">(1, 'Where did you meet your spouse?', 'At a local community center dance'),</text:p>
      <text:p text:style-name="Standard">(1, 'What is your proudest accomplishment?', 'Completing a marathon at age 60'),</text:p>
      <text:p text:style-name="Standard">(1, 'What is your favorite vacation spot?', 'Maui, Hawaii'),</text:p>
      <text:p text:style-name="Standard"/>
      <text:p text:style-name="Standard">(2, 'What was your childhood nickname?', 'Peanut'),</text:p>
      <text:p text:style-name="Standard">(2, 'What was your first pet''s name?', 'Fluffy'),</text:p>
      <text:p text:style-name="Standard">(2, 'What is your favorite hobby?', 'Gardening'),</text:p>
      <text:p text:style-name="Standard">(2, 'What is your favorite movie?', 'The Shawshank Redemption'),</text:p>
      <text:p text:style-name="Standard">(2, 'What is your favorite holiday?', 'Christmas'),</text:p>
      <text:p text:style-name="Standard"/>
      <text:p text:style-name="Standard">(3, 'What is the name of your best friend?', 'Sarah'),</text:p>
      <text:p text:style-name="Standard">(3, 'What is your favorite book?', 'To Kill a Mockingbird'),</text:p>
      <text:p text:style-name="Standard">(3, 'Where did you grow up?', 'New York City'),</text:p>
      <text:p text:style-name="Standard">(3, 'What is your favorite song?', 'Bohemian Rhapsody'),</text:p>
      <text:p text:style-name="Standard">(3, 'What is your favorite color?', 'Blue'),</text:p>
      <text:p text:style-name="Standard"/>
      <text:p text:style-name="Standard">(4, 'What is your favorite childhood toy?', 'LEGO bricks'),</text:p>
      <text:p text:style-name="Standard">(4, 'What is your favorite animal?', 'Dogs'),</text:p>
      <text:p text:style-name="Standard">(4, 'What is your hometown?', 'Chicago'),</text:p>
      <text:p text:style-name="Standard">(4, 'What is your favorite season?', 'Fall'),</text:p>
      <text:p text:style-name="Standard">(4, 'What is your favorite ice cream flavor?', 'Chocolate'),</text:p>
      <text:p text:style-name="Standard"/>
      <text:p text:style-name="Standard">(5, 'What was your favorite subject in school?', 'History'),</text:p>
      <text:p text:style-name="Standard">(5, 'What is your favorite sport?', 'Basketball'),</text:p>
      <text:p text:style-name="Standard">(5, 'What is your dream vacation destination?', 'Paris'),</text:p>
      <text:p text:style-name="Standard">(5, 'What is your favorite TV show?', 'Friends'),</text:p>
      <text:p text:style-name="Standard">(5, 'What is your favorite dessert?', 'Cheesecake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 Users Table Data (Testing Purposes)</text:p>
      <text:p text:style-name="Standard">INSERT INTO users (username, password) VALUES</text:p>
      <text:p text:style-name="Standard">('user1', 'password1'),</text:p>
      <text:p text:style-name="Standard">('user2', 'password2'),</text:p>
      <text:p text:style-name="Standard">('user3', 'password3'),</text:p>
      <text:p text:style-name="Standard">('user4', 'password4'),</text:p>
      <text:p text:style-name="Standard">('user5', 'password5');</text:p>
      <text:p text:style-name="Standard"/>
      <text:p text:style-name="Standard">-- Question_Answers Table Data (Testing Purposes)</text:p>
      <text:p text:style-name="Standard">INSERT INTO question_answers (user_id, question, answer) VALUES</text:p>
      <text:p text:style-name="Standard">(1, 'Where did you grow up?', 'New York'),</text:p>
      <text:p text:style-name="Standard">(1, 'How many siblings do you have?', '2'),</text:p>
      <text:p text:style-name="Standard">(1, 'What is your favorite hobby?', 'Reading'),</text:p>
      <text:p text:style-name="Standard">(2, 'Where did you grow up?', 'Los Angeles'),</text:p>
      <text:p text:style-name="Standard">(2, 'How many siblings do you have?', '1'),</text:p>
      <text:p text:style-name="Standard">(2, 'What is your favorite hobby?', 'Cooking'),</text:p>
      <text:p text:style-name="Standard">(3, 'Where did you grow up?', 'Chicago'),</text:p>
      <text:p text:style-name="Standard">(3, 'How many siblings do you have?', '3'),</text:p>
      <text:p text:style-name="Standard">(3, 'What is your favorite hobby?', 'Gardening'),</text:p>
      <text:p text:style-name="Standard">(4, 'Where did you grow up?', 'Houston'),</text:p>
      <text:p text:style-name="Standard">(4, 'How many siblings do you have?', '4'),</text:p>
      <text:p text:style-name="Standard">(4, 'What is your favorite hobby?', 'Painting'),</text:p>
      <text:p text:style-name="Standard">(5, 'Where did you grow up?', 'Miami'),</text:p>
      <text:p text:style-name="Standard">(5, 'How many siblings do you have?', '0'),</text:p>
      <text:p text:style-name="Standard">(5, 'What is your favorite hobby?', 'Playing guitar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6T01:05:48.301000000</meta:creation-date>
    <dc:date>2024-03-26T02:10:46.648000000</dc:date>
    <meta:editing-duration>PT14M27S</meta:editing-duration>
    <meta:editing-cycles>1</meta:editing-cycles>
    <meta:document-statistic meta:table-count="0" meta:image-count="0" meta:object-count="0" meta:page-count="5" meta:paragraph-count="136" meta:word-count="1599" meta:character-count="10679" meta:non-whitespace-character-count="9217"/>
    <meta:generator>LibreOffice/7.0.3.1$Windows_X86_64 LibreOffice_project/d7547858d014d4cf69878db179d326fc3483e082</meta:generator>
  </office:meta>
</office:document-meta>
</file>